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07093A4E91C.bmp" manifest:media-type=""/>
  <manifest:file-entry manifest:full-path="Pictures/100000000000017600000044B7DC7F75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30%" draw:contrast="70%" draw:gamma="100%" draw:red="0%" draw:green="0%" draw:blue="0%" fo:clip="rect(0cm, 0.414cm, 0cm, 0.22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94cm, 0.675cm, 0.24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0.732cm" style:use-optimal-column-width="false"/>
    </style:style>
    <style:style style:name="co2" style:family="table-column">
      <style:table-column-properties style:column-width="0.931cm" style:use-optimal-column-width="false"/>
    </style:style>
    <style:style style:name="co3" style:family="table-column">
      <style:table-column-properties style:column-width="0.932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end"/>
      <style:text-properties fo:font-size="9.60000038146973pt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9.60000038146973pt"/>
    </style:style>
    <style:style style:name="P6" style:family="paragraph">
      <loext:graphic-properties draw:fill="none" draw:fill-color="#ffffff"/>
      <style:paragraph-properties fo:text-align="center"/>
      <style:text-properties style:font-name="Liberation Sans Narrow" fo:font-size="9.60000038146973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318cm" svg:height="1.696cm" svg:x="1.27cm" svg:y="3.3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959cm" svg:height="0.492cm" svg:x="0cm" svg:y="0.552cm">
          <draw:text-box>
            <text:p text:style-name="P2"><text:span text:style-name="T1">LC3</text:span></text:p>
          </draw:text-box>
        </draw:frame>
        <draw:frame draw:style-name="gr1" draw:text-style-name="P3" draw:layer="layout" svg:width="1.959cm" svg:height="0.492cm" svg:x="0cm" svg:y="2.286cm">
          <draw:text-box>
            <text:p text:style-name="P2"><text:span text:style-name="T1">GAPDH</text:span></text:p>
          </draw:text-box>
        </draw:frame>
        <draw:frame draw:style-name="gr2" draw:text-style-name="P4" draw:layer="layout" svg:width="5.588cm" svg:height="1.248cm" svg:x="2.032cm" svg:y="1.975cm">
          <draw:image xlink:href="Pictures/100000000000017600000044B7DC7F75.bmp" xlink:type="simple" xlink:show="embed" xlink:actuate="onLoad">
            <text:p/>
          </draw:image>
        </draw:frame>
        <draw:frame draw:style-name="gr3" draw:text-style-name="P4" draw:layer="layout" svg:width="5.587cm" svg:height="1.778cm" svg:x="2.032cm" svg:y="0cm">
          <draw:image xlink:href="Pictures/10000000000001770000007093A4E91C.bmp" xlink:type="simple" xlink:show="embed" xlink:actuate="onLoad">
            <text:p/>
          </draw:image>
        </draw:frame>
        <draw:frame draw:style-name="gr4" draw:text-style-name="P6" draw:layer="layout" svg:width="2.396cm" svg:height="0.983cm" draw:transform="rotate (1.5707963267949) translate (0cm 2.904cm)">
          <draw:text-box>
            <text:p text:style-name="P5"><text:span text:style-name="T1">gastrocnemiu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6.858cm" svg:height="0.848cm" svg:x="0.38cm" svg:y="0.201cm" presentation:class="title" presentation:placeholder="true">
        <draw:text-box/>
      </draw:frame>
      <draw:frame presentation:style-name="Default-outline1" draw:layer="backgroundobjects" svg:width="6.858cm" svg:height="2.946cm" svg:x="0.38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415cm" svg:height="0.35cm" svg:x="2.605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29T14:52:43.621082424</dc:date>
    <dc:creator>ayf </dc:creator>
    <meta:editing-duration>PT32M17S</meta:editing-duration>
    <meta:editing-cycles>7</meta:editing-cycles>
    <meta:generator>LibreOffice/4.4.3.2$Linux_X86_64 LibreOffice_project/40m0$Build-2</meta:generator>
    <meta:document-statistic meta:object-count="29"/>
  </office:meta>
</office:document-meta>
</file>